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T1" style:family="text">
      <style:text-properties fo:font-variant="normal" fo:text-transform="none" fo:color="#24292e" style:font-name="SFMono-Regular" fo:font-size="9pt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nterfejs określa jak mają wyglądać jakie wymagania mają spełniać klasy implementujące nasz interfejs.</text:span> </text:p>
      <text:p text:style-name="Standard"><text:span text:style-name="T1">Interfejs może rozszerzać tylko inne interfejsy. Musi być on utworzony poprzez słowo kluczowe Interface.</text:span> </text:p>
      <text:p text:style-name="Standard"><text:span text:style-name="T1">W moim programie używałem inteface'ow do korzystania z myszy oraz dodawania akcji do przycisku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4T18:34:08.08</meta:creation-date>
    <dc:date>2017-06-04T18:56:57.54</dc:date>
    <meta:editing-duration>PT22M5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" meta:word-count="41" meta:character-count="304"/>
  </office:meta>
</office:document-meta>
</file>